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s.intToBa( int n ,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tils.stringToI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s.deltaToInt( byte [ ] b , int off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Utils.getNextHiOrd( byte [ ] dta , int off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tils.intToDelta( byte [ ] 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Utils.baToHex( byte [ ] b , int strt , int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tils.getUnsignedByte( byte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tils.getPW( byte [ ] dta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ils.hexToBa( String h , int l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Utils.baToInt( byte [ ] b , int strt , int e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Utils.pow( int b , i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ils.baToString( byte [ ] b , int st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